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cm" fo:min-width="0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5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50%" fo:text-indent="0cm"/>
    </style:style>
    <style:style style:name="T1" style:family="text">
      <style:text-properties fo:font-variant="normal" fo:text-transform="none" fo:color="#dddddd" loext:opacity="100%" style:text-outline="false" style:text-line-through-style="none" style:text-line-through-type="none" style:font-name="Liberation Serif" fo:font-size="18pt" fo:letter-spacing="normal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dddddd" loext:opacity="100%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cm" svg:height="9.749cm" svg:x="1cm" svg:y="1cm">
          <draw:text-box>
            <text:p text:style-name="P1"><text:span text:style-name="T1">ВЧК-ОГПУ ВЧК-ОГПУ ВЧК-ОГПУ ВЧК-ОГПУ ВЧК-ОГПУ </text:span><text:span text:style-name="T1"><text:line-break/></text:span><text:span text:style-name="T1">ВЧК-ОГПУ ВЧК-ОГПУ ВЧК-ОГПУ ВЧК-ОГПУ ВЧК-ОГПУ </text:span><text:span text:style-name="T1"><text:line-break/></text:span><text:span text:style-name="T1">ВЧК-ОГПУ ВЧК-ОГПУ ВЧК-ОГПУ ВЧК-ОГПУ ВЧК-ОГПУ </text:span><text:span text:style-name="T1"><text:line-break/></text:span><text:span text:style-name="T1">ВЧК-ОГПУ ВЧК-ОГПУ ВЧК-ОГПУ ВЧК-ОГПУ ВЧК-ОГПУ</text:span><text:span text:style-name="T1"><text:line-break/></text:span><text:span text:style-name="T1">ВЧК-ОГПУ ВЧК-ОГПУ ВЧК-ОГПУ ВЧК-ОГПУ ВЧК-ОГПУ</text:span><text:span text:style-name="T1"><text:line-break/></text:span><text:span text:style-name="T1">ВЧК-ОГПУ ВЧК-ОГПУ ВЧК-ОГПУ ВЧК-ОГПУ ВЧК-ОГПУ </text:span><text:span text:style-name="T1"><text:line-break/></text:span><text:span text:style-name="T1">ВЧК-ОГПУ ВЧК-ОГПУ ВЧК-ОГПУ ВЧК-ОГПУ ВЧК-ОГПУ </text:span><text:span text:style-name="T1"><text:line-break/></text:span><text:span text:style-name="T1">ВЧК-ОГПУ ВЧК-ОГПУ ВЧК-ОГПУ ВЧК-ОГПУ ВЧК-ОГПУ</text:span><text:span text:style-name="T2"> </text:span><text:span text:style-name="T3"><text:line-break/></text:span> 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20:17:37.057307786</meta:creation-date>
    <dc:date>2024-11-27T20:27:21.531820140</dc:date>
    <meta:editing-duration>PT6M16S</meta:editing-duration>
    <meta:editing-cycles>3</meta:editing-cycles>
    <meta:generator>LibreOffice/24.2.6.2$Linux_X86_64 LibreOffice_project/420$Build-2</meta:generator>
    <meta:document-statistic meta:object-count="1"/>
  </office:meta>
</office:document-meta>
</file>